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00ff"/>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9" style:family="paragraph" style:parent-style-name="Text_20_body">
      <style:paragraph-properties fo:margin-left="0cm" fo:margin-right="0cm" fo:text-align="end" style:justify-single-word="false" fo:text-indent="0.499cm" style:auto-text-indent="false"/>
    </style:style>
    <style:style style:name="P90"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3" style:family="paragraph" style:parent-style-name="Standard">
      <style:paragraph-properties fo:margin-left="0cm" fo:margin-right="0cm" fo:text-align="justify" style:justify-single-word="false" fo:text-indent="0.499cm" style:auto-text-indent="false"/>
    </style:style>
    <style:style style:name="P94" style:family="paragraph" style:parent-style-name="Standard">
      <style:paragraph-properties fo:margin-left="0cm" fo:margin-right="0cm" fo:text-align="justify" style:justify-single-word="false" fo:text-indent="0.499cm" style:auto-text-indent="false"/>
      <style:text-properties fo:language="ru" fo:country="RU"/>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3"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1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0"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4" style:family="paragraph" style:parent-style-name="Text_20_body">
      <style:text-properties fo:language="ru" fo:country="RU"/>
    </style:style>
    <style:style style:name="P125"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6" style:family="paragraph" style:parent-style-name="First_20_line_20_indent">
      <style:text-properties fo:language="ru" fo:country="RU"/>
    </style:style>
    <style:style style:name="P127" style:family="paragraph" style:parent-style-name="First_20_line_20_indent">
      <style:paragraph-properties fo:text-align="justify" style:justify-single-word="false"/>
      <style:text-properties fo:language="ru" fo:country="RU"/>
    </style:style>
    <style:style style:name="P128" style:family="paragraph" style:parent-style-name="First_20_line_20_indent">
      <style:text-properties fo:font-size="15pt" fo:language="ru" fo:country="RU" style:font-size-asian="15pt" style:font-size-complex="15pt"/>
    </style:style>
    <style:style style:name="P129" style:family="paragraph" style:parent-style-name="First_20_line_20_indent">
      <style:text-properties fo:font-size="12pt" fo:language="ru" fo:country="RU" style:font-size-asian="12pt" style:font-size-complex="12pt"/>
    </style:style>
    <style:style style:name="P130" style:family="paragraph" style:parent-style-name="First_20_line_20_indent">
      <style:text-properties fo:language="en" fo:country="US"/>
    </style:style>
    <style:style style:name="P131" style:family="paragraph" style:parent-style-name="First_20_line_20_indent">
      <style:paragraph-properties fo:text-align="justify" style:justify-single-word="false"/>
      <style:text-properties fo:language="en" fo:country="US"/>
    </style:style>
    <style:style style:name="P132" style:family="paragraph" style:parent-style-name="First_20_line_20_indent">
      <style:paragraph-properties fo:text-align="justify" style:justify-single-word="false"/>
    </style:style>
    <style:style style:name="P133" style:family="paragraph" style:parent-style-name="Text_20_body">
      <style:paragraph-properties fo:margin-left="0cm" fo:margin-right="0cm" fo:text-align="center" style:justify-single-word="false" fo:text-indent="0cm" style:auto-text-indent="false"/>
    </style:style>
    <style:style style:name="P13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6" style:family="paragraph" style:parent-style-name="Footnote">
      <style:paragraph-properties fo:margin-left="0cm" fo:margin-right="0cm" fo:text-indent="0cm" style:auto-text-indent="false"/>
      <style:text-properties fo:language="en" fo:country="US"/>
    </style:style>
    <style:style style:name="P137" style:family="paragraph" style:parent-style-name="Footnote">
      <style:text-properties fo:language="en" fo:country="US"/>
    </style:style>
    <style:style style:name="P138" style:family="paragraph" style:parent-style-name="Footnote">
      <style:text-properties fo:language="ru" fo:country="RU"/>
    </style:style>
    <style:style style:name="P139" style:family="paragraph" style:parent-style-name="Footnote">
      <style:text-properties style:use-window-font-color="true" fo:language="ru" fo:country="RU"/>
    </style:style>
    <style:style style:name="P140" style:family="paragraph" style:parent-style-name="Footnote">
      <style:text-properties fo:font-style="normal" style:font-style-asian="normal" style:font-style-complex="normal"/>
    </style:style>
    <style:style style:name="P141" style:family="paragraph" style:parent-style-name="Text_20_body">
      <style:paragraph-properties loext:contextual-spacing="false" fo:margin-top="0cm" fo:margin-bottom="0.212cm" fo:text-align="justify" style:justify-single-word="false"/>
      <style:text-properties fo:language="en" fo:country="US"/>
    </style:style>
    <style:style style:name="P142"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3" style:family="paragraph" style:parent-style-name="Standard">
      <style:text-properties fo:font-style="italic" style:font-style-asian="italic" style:font-style-complex="italic"/>
    </style:style>
    <style:style style:name="P144" style:family="paragraph" style:parent-style-name="Heading_20_1">
      <style:paragraph-properties fo:margin-left="0cm" fo:margin-right="0cm" fo:text-align="center" style:justify-single-word="false" fo:text-indent="0.499cm" style:auto-text-indent="false"/>
    </style:style>
    <style:style style:name="P145" style:family="paragraph" style:parent-style-name="Heading_20_2">
      <style:text-properties fo:language="en" fo:country="US"/>
    </style:style>
    <style:style style:name="P146" style:family="paragraph" style:parent-style-name="Heading_20_2">
      <style:paragraph-properties fo:text-align="justify" style:justify-single-word="false"/>
    </style:style>
    <style:style style:name="P147" style:family="paragraph" style:parent-style-name="Heading_20_3">
      <style:text-properties fo:language="ru" fo:country="RU"/>
    </style:style>
    <style:style style:name="P148"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fo:background-color="transparent" loext:char-shading-value="0"/>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800000"/>
    </style:style>
    <style:style style:name="T22" style:family="text">
      <style:text-properties fo:color="#800000" fo:language="ru" fo:country="RU"/>
    </style:style>
    <style:style style:name="T23" style:family="text">
      <style:text-properties fo:font-weight="bold" style:font-weight-asian="bold" style:font-weight-complex="bold"/>
    </style:style>
    <style:style style:name="T24" style:family="text">
      <style:text-properties fo:font-weight="bold" fo:background-color="transparent" style:font-weight-asian="bold" style:font-weight-complex="bold" loext:char-shading-value="0"/>
    </style:style>
    <style:style style:name="T25" style:family="text">
      <style:text-properties style:use-window-font-color="true"/>
    </style:style>
    <style:style style:name="T26" style:family="text">
      <style:text-properties style:use-window-font-color="true" fo:language="ru" fo:country="RU"/>
    </style:style>
    <style:style style:name="T27" style:family="text">
      <style:text-properties style:use-window-font-color="true" fo:language="ru" fo:country="RU" fo:font-style="normal" style:font-style-asian="normal" style:font-style-complex="normal"/>
    </style:style>
    <style:style style:name="T28" style:family="text">
      <style:text-properties style:use-window-font-color="true" fo:language="ru" fo:country="RU" fo:font-style="normal" fo:font-weight="normal" style:font-style-asian="normal" style:font-weight-asian="normal" style:font-style-complex="normal" style:font-weight-complex="normal"/>
    </style:style>
    <style:style style:name="T29"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0" style:family="text">
      <style:text-properties style:use-window-font-color="true" fo:language="ru" fo:country="RU" fo:font-style="normal" fo:background-color="transparent" style:font-style-asian="normal" style:font-style-complex="normal" loext:char-shading-value="0"/>
    </style:style>
    <style:style style:name="T31" style:family="text">
      <style:text-properties style:use-window-font-color="true" fo:language="ru" fo:country="RU" fo:font-style="italic" style:font-style-asian="italic" style:font-style-complex="italic"/>
    </style:style>
    <style:style style:name="T32" style:family="text">
      <style:text-properties style:use-window-font-color="true" fo:language="ru" fo:country="RU" fo:font-style="italic" fo:font-weight="normal" style:font-style-asian="italic" style:font-weight-asian="normal" style:font-style-complex="italic" style:font-weight-complex="normal"/>
    </style:style>
    <style:style style:name="T33" style:family="text">
      <style:text-properties style:use-window-font-color="true" fo:language="ru" fo:country="RU" fo:font-weight="normal" style:font-weight-asian="normal" style:font-weight-complex="normal"/>
    </style:style>
    <style:style style:name="T34" style:family="text">
      <style:text-properties style:use-window-font-color="true" fo:language="ru" fo:country="RU" fo:background-color="transparent" loext:char-shading-value="0"/>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font-weight="normal" style:font-style-asian="normal" style:font-weight-asian="normal" style:font-style-complex="normal" style:font-weight-complex="normal"/>
    </style:style>
    <style:style style:name="T38"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font-weight="normal" style:font-style-asian="normal" style:font-weight-asian="normal" style:font-style-complex="normal" style:font-weight-complex="normal"/>
    </style:style>
    <style:style style:name="T42" style:family="text">
      <style:text-properties style:use-window-font-color="true" fo:font-style="normal" style:text-underline-style="none" style:font-style-asian="normal" style:font-style-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style:use-window-font-color="true" fo:background-color="transparent" loext:char-shading-value="0"/>
    </style:style>
    <style:style style:name="T45" style:family="text">
      <style:text-properties style:use-window-font-color="true" fo:language="uk" fo:country="UA" fo:font-style="normal" fo:font-weight="normal" style:font-style-asian="normal" style:font-weight-asian="normal" style:font-style-complex="normal" style:font-weight-complex="normal"/>
    </style:style>
    <style:style style:name="T46" style:family="text">
      <style:text-properties style:use-window-font-color="true" fo:font-weight="normal" style:font-weight-asian="normal" style:font-weight-complex="normal"/>
    </style:style>
    <style:style style:name="T47" style:family="text">
      <style:text-properties fo:background-color="transparent" loext:char-shading-value="0"/>
    </style:style>
    <style:style style:name="T48" style:family="text">
      <style:text-properties style:text-position="super 58%"/>
    </style:style>
    <style:style style:name="T49" style:family="text">
      <style:text-properties fo:language="fr" fo:country="FR"/>
    </style:style>
    <style:style style:name="T50" style:family="text">
      <style:text-properties fo:font-style="normal"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fo:background-color="transparent" style:font-style-asian="normal" style:font-weight-asian="normal" style:font-style-complex="normal" style:font-weight-complex="normal" loext:char-shading-value="0"/>
    </style:style>
    <style:style style:name="T53" style:family="text">
      <style:text-properties fo:font-style="normal" style:text-underline-style="none" style:font-style-asian="normal" style:font-style-complex="normal"/>
    </style:style>
    <style:style style:name="T54" style:family="text">
      <style:text-properties fo:font-weight="normal" style:font-weight-asian="normal" style:font-weight-complex="normal"/>
    </style:style>
    <style:style style:name="T55" style:family="text">
      <style:text-properties fo:font-weight="normal" fo:background-color="transparent" style:font-weight-asian="normal" style:font-weight-complex="normal" loext:char-shading-value="0"/>
    </style:style>
    <style:style style:name="T56" style:family="text">
      <style:text-properties style:text-line-through-style="solid" fo:font-weight="bold" style:font-weight-asian="bold" style:font-weight-complex="bold"/>
    </style:style>
    <style:style style:name="T57" style:family="text">
      <style:text-properties fo:language="uk" fo:country="UA"/>
    </style:style>
    <style:style style:name="T58" style:family="text">
      <style:text-properties fo:language="uk" fo:country="UA" fo:font-style="italic" style:font-style-asian="italic" style:font-style-complex="italic"/>
    </style:style>
    <style:style style:name="T59" style:family="text">
      <style:text-properties fo:language="uk" fo:country="UA" fo:font-weight="bold" style:font-weight-asian="bold" style:font-weight-complex="bold"/>
    </style:style>
    <style:style style:name="T60" style:family="text">
      <style:text-properties style:text-underline-style="none"/>
    </style:style>
    <style:style style:name="T61" style:family="text">
      <style:text-properties style:text-rotation-angle="90" style:text-rotation-scale="line-height"/>
    </style:style>
    <style:style style:name="T62" style:family="text">
      <style:text-properties style:text-rotation-angle="270" style:text-rotation-scale="line-height"/>
    </style:style>
    <style:style style:name="T63" style:family="text">
      <style:text-properties style:text-position="sub 58%" style:font-size-asian="10.5pt"/>
    </style:style>
    <style:style style:name="T64" style:family="text">
      <style:text-properties style:font-name="Symbol" style:font-name-asian="Symbol" style:font-name-complex="Symbol"/>
    </style:style>
    <style:style style:name="T65" style:family="text">
      <style:text-properties style:font-name="Liberation Serif1" style:font-name-asian="Symbol" style:font-name-complex="Symbol"/>
    </style:style>
    <style:style style:name="T66" style:family="text">
      <style:text-properties style:font-name="Courier New CYR"/>
    </style:style>
    <style:style style:name="T67" style:family="text">
      <style:text-properties style:font-name="Courier New CYR" fo:language="en" fo:country="US"/>
    </style:style>
    <style:style style:name="T68" style:family="text">
      <style:text-properties fo:font-size="14pt" fo:language="en" fo:country="US" fo:font-weight="bold" style:font-size-asian="14pt" style:font-weight-asian="bold" style:font-size-complex="14pt" style:font-weight-complex="bold"/>
    </style:style>
    <style:style style:name="T69" style:family="text">
      <style:text-properties fo:font-size="14pt" fo:font-weight="bold" style:font-size-asian="14pt" style:font-weight-asian="bold" style:font-size-complex="14pt" style:font-weight-complex="bold"/>
    </style:style>
    <style:style style:name="T70" style:family="text">
      <style:text-properties fo:font-size="9pt" style:font-size-asian="9pt" style:font-size-complex="9pt"/>
    </style:style>
    <style:style style:name="T71"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4" text:outline-level="1">Последний фанфик</text:h>
      <text:p text:style-name="P52"/>
      <text:h text:style-name="P145"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5">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8"><text:note text:id="ftn1" text:note-class="footnote"><text:note-citation>1</text:note-citation><text:note-body><text:p text:style-name="P137">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7">Team lead —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1"><text:span text:style-name="T11">RnD-</text:span><text:span text:style-name="T1">зона</text:span><text:span text:style-name="T1"><text:note text:id="ftn3" text:note-class="footnote"><text:note-citation>3</text:note-citation><text:note-body><text:p text:style-name="P137">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1">– Нэш, к</text:span>ак называется наш проект?</text:p>
      <text:p text:style-name="P76"><text:span text:style-name="T8">– </text:span><text:span text:style-name="T54">Дайсон.</text:span></text:p>
      <text:p text:style-name="P76"><text:span text:style-name="T8">– </text:span><text:span text:style-name="T54">Сколько тебе лет?</text:span></text:p>
      <text:p text:style-name="P76"><text:span text:style-name="T8">– </text:span><text:span text:style-name="T54">Два года с начала запуска кластера.</text:span></text:p>
      <text:p text:style-name="P76"><text:span text:style-name="T8">– </text:span><text:span text:style-name="T54">Какой сейчас год?</text:span></text:p>
      <text:p text:style-name="P76"><text:span text:style-name="T8">– </text:span><text:span text:style-name="T46">20</text:span><text:span text:style-name="T33">19</text:span><text:span text:style-name="T54">-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1">, </text:span><text:span text:style-name="T5">в некоем городе живёт брадобрей, который бреет всех людей, которые не бреются сами. Вопрос: кто бреет брадобрея</text:span><text:span text:style-name="T51">?</text:span></text:p>
      <text:p text:style-name="P31"/>
      <text:p text:style-name="P31">Вместо ответа Нексус выплюнул на консоль длинную распечатку букв и служебных символов, среди которых бросилась в глаза строка “<text:span text:style-name="T23">incompartible interface Analytics v.0.93 beta</text:span>”</text:p>
      <text:p text:style-name="P31">Ага, уже теплее.</text:p>
      <text:p text:style-name="P31"/>
      <text:p text:style-name="P76"><text:span text:style-name="T8">– Нэш</text:span><text:span text:style-name="T54">,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5">Бип-бип-бип.</text:p>
      <text:p text:style-name="P105"/>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3">***</text:p>
      <text:p text:style-name="P133"/>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7">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надоело.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6">тридцатичетырёх</text:span><text:span text:style-name="T25">этажного </text:span><text:span text:style-name="T26">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6">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5">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25"> </text:span><text:span text:style-name="T26">Юджина</text:span><text:span text:style-name="T1">,</text:span> <text:span text:style-name="T26">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47">ворил </text:span><text:span text:style-name="T2">—</text:span><text:span text:style-name="T47">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6">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7">А у нас получается… </text:span><text:span text:style-name="T2">–</text:span><text:span text:style-name="T47">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7">AI <text:span text:style-name="T2">– </text:span><text:span text:style-name="T4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5">Тридцать чет</text:span><text:span text:style-name="T26">ыре</text:span><text:span text:style-name="T25"> </text:span>этаж<text:span text:style-name="T1">а</text:span>! Пиздец <text:span text:style-name="T1">—</text:span> успел подумать я, <text:span text:style-name="T1">прежде чем </text:span>сознание выключилось.</text:p>
      <text:p text:style-name="P1"/>
      <text:h text:style-name="P145" text:outline-level="2">2. Пробуждение</text:h>
      <text:p text:style-name="P29"/>
      <text:p text:style-name="P1"><text:span text:style-name="T30">Сознание рестартовало после того, как я гребанулся </text:span><text:span text:style-name="T47">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7">ткрыл глаза, тщётно пытаясь вдохнуть. Образ, </text:span><text:span text:style-name="T2">который я </text:span><text:span text:style-name="T47">пару мгновений назад </text:span><text:span text:style-name="T2">видел на фоне </text:span><text:span text:style-name="T47">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7"> настороженные уши, нежный розов</text:span><text:span text:style-name="T2">атый</text:span><text:span text:style-name="T47"> нос, венчающая голову </text:span><text:span text:style-name="T2">высокая тиара</text:span><text:span text:style-name="T47">. И приковывающая к себе внимание звёздочка, та самая магическая искорка </text:span><text:span text:style-name="T17">—</text:span><text:span text:style-name="T47"> центр круговорота в звёздном небе. Звёздочка магического огонька на кончике рога.</text:span></text:p>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7">, </text:span><text:span text:style-name="T2">а от валиума таких глюков у меня ни разу не было, да и не должно быть —это же не ЛСД какой-нибудь</text:span><text:span text:style-name="T47">.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oft-page-break/><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6">…</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5">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text:soft-page-break/>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oft-page-break/><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5">верх</text:span>…</text:p>
      <text:p text:style-name="P3">– Сестра, ты идёшь? – вы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49">Jack of Hearts</text:span><text:span text:style-name="T49"><text:note text:id="ftn7" text:note-class="footnote"><text:note-citation>7</text:note-citation><text:note-body><text:p text:style-name="Footnote"><text:bookmark text:name="result_box1"/><text:span text:style-name="T49">Jack of Hearts</text:span> <text:span text:style-name="T1">– Червовый валет (фр.)</text:span></text:p></text:note-body></text:note></text:span><text:span text:style-name="T49"> , </text:span><text:span text:style-name="T1">Сахарная Ватка</text:span><text:span text:style-name="T49">!</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5">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text:soft-page-break/>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Древес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5">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text:soft-page-break/>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
      <text:p text:style-name="P3"><text:span text:style-name="T25">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в передней был некомплект: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8">Спи, Сестра моя родная,<text:line-break/>Спи. Усни.<text:line-break/>Крыльями тебя укрою,<text:line-break/>Спи. Усни.</text:p><text:p text:style-name="P138"><text:tab/>В чаще тёмной волки воют,<text:line-break/>Спи. Усни.</text:p><text:p text:style-name="P138"><text:tab/>В мрачном замке духи ноют,<text:line-break/>Спи. Усни.</text:p><text:p text:style-name="P138"><text:tab/>Сказки вечность нам читает,<text:line-break/>Спи. Усни.<text:line-break/>День осенний угасает,<text:line-break/>Спи. Усни.<text:line-break/>Помни только в сне глубоком,</text:p><text:p text:style-name="P138"><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text:soft-page-break/>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рядом с гнилым болотом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и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text:soft-page-break/>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крыть за собой крышку.</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text:soft-page-break/>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5">, опустив голову на пол.</text:span></text:p>
      <text:p text:style-name="P3">Некоторое время мы летели молча. Я сидел без движения,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Откуда-то снизу послышался шорох и возня. Я лёг на пол и заглянул под платформу.</text:p>
      <text:p text:style-name="P3">Дискорд, ухватившись <text:span text:style-name="T25">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oft-page-break/><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5"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4070740406605340048" text:style-name="L1">
        <text:list-item>
          <text:p text:style-name="P14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8">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8">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8">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Блядь, как меня <text:span text:style-name="T1">достала</text:span>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6"><text:s/>Сколько страниц сегодня нахреначили?</text:p><text:p text:style-name="P137">– <text:span text:style-name="T1">Восемь, учитель!</text:span></text:p><text:p text:style-name="P137">– Отлично. Надиктую ещё две и сбегаешь за кофе.</text:p></text:note-body></text:note></text:span></text:p>
        </text:list-item>
      </text:list>
      <text:p text:style-name="P4"><text:soft-page-break/></text:p>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1"> </text:span>гор.</text:p>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text:soft-page-break/>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3">Новости двора: </text:span><text:span text:style-name="T9">состояние </text:span><text:span text:style-name="T23">здоровь</text:span><text:span text:style-name="T9">я</text:span><text:span text:style-name="T23">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3">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3">В Додж-Сити продолжаются исчезновения пони. Шериф подал в отставку…</text:span>”. “<text:span text:style-name="T23">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7"><text:soft-page-break/><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5">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5">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5">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5">платформ </text:span><text:span text:style-name="T26">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5"> И никто ж не догадывался, что она </text:span><text:span text:style-name="T26">сделана по королевскому заказу</text:span><text:span text:style-name="T25">! Её </text:span><text:span text:style-name="T26">Солнечное </text:span><text:span text:style-name="T25"><text:s/>Высочество только тихо посмеивались в крыло, наблюдая за нашими триумфами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Магдалена Фрискай-Каррус, <text:span text:style-name="T1">2088</text:span><text:span text:style-name="T25"> – </text:span><text:span text:style-name="T26">2135</text:span><text:span text:style-name="T25"> A.C.</text:span><text:span text:style-name="T26">»</text:span>.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5">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5">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text:soft-page-break/></text:p>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3"><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oft-page-break/><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е надо…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1">– </text:span>Вот, читай отсюда. <text:span text:style-name="T11">– а</text:span>ликорница подчеркнула абзац копытом.</text:p>
      <text:p text:style-name="P47"/>
      <text:p text:style-name="P48">***</text:p>
      <text:p text:style-name="P48"/>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 Ээээ… ммм… А вы пробовали обратиться к врачу? – начал я как можно мягче.</text:p>
      <text:p text:style-name="P35">БАЦ!!!</text:p>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35"><text:soft-page-break/>Потом она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text:soft-page-break/>–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подняла на меня глаз. <text:span text:style-name="T57">Прижав </text:span>уши к голове, <text:span text:style-name="T57">она дала</text:span> задний ход <text:span text:style-name="T57">и </text:span>выкарабкалась обратно. Окинув библиотеку отчаянным взглядом, <text:span text:style-name="T57">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text:span text:style-name="T1">Я</text:span> помогу! – <text:s/>Селестия изогнула шею и стала зубами сжимать защёлку.</text:p>
      <text:p text:style-name="P35">ШЛОП!</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5">–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text:soft-page-break/>–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text:soft-page-break/>–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
      <text:p text:style-name="P47">…</text:p>
      <text:p text:style-name="P47"/>
      <text:p text:style-name="P47">Я открываю глаза.</text:p>
      <text:p text:style-name="P47"><text:soft-page-break/>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ывает клочок бумаги на тумбочке и несёт ввысь.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55">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text:p text:style-name="P47">– Надо повторить.</text:p>
      <text:p text:style-name="P47">– Что?</text:p>
      <text:p text:style-name="P47">– Надо повторить урок. Я почти усвоил технику.</text:p>
      <text:p text:style-name="P47"><text:soft-page-break/>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0">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0">Тумбочка.</text:span> Листок… <text:span text:style-name="T70">Тумбочка! Я охватываю вниманием тумбочку. Красивая тумбочка с выпуклым рисунком луны на дверце. Старательным таким рисунком луны с тремя кратерами и светлым полумесяцем по правому краю. Сила струится через меня и упирается во что-то большое и тяжёлое. </text:span><text:span text:style-name="T71">Всё пошло не так. Не могу уловить точку концентрации. Сила приложена к чему-то большему, чем лист бумаги. К чему-то неизмеримо большему. </text:span><text:span text:style-name="T70">Да хер с ней, с бумажкой! Тумбочка с луной! Поднимаю! Блин, она реально тяжёлая! Но у меня получается, я чувствую это! Она поддаётся! Й-о-о!!! Вот это силища! Ура! </text:span><text:span text:style-name="T71">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text:soft-page-break/>Ох, нет! Нет-нет-нет!!!</text:p>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text:soft-page-break/>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45"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text:soft-page-break/>–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они тебя, чёрт побери, принимают?</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text:soft-page-break/>–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мозгах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опилок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8">…после Великого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он немедленно предоставил мне три часа свободы в день.</text:p>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и-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 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text:soft-page-break/></text:p>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text:soft-page-break/></text:p>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text:soft-page-break/>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 ли, мою попытку она видеть не могла, у неё же нет глаз на затылке.</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text:soft-page-break/>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text:soft-page-break/>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text:soft-page-break/>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3">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3">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3">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7">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text:soft-page-break/>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0">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text:soft-page-break/>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text:soft-page-break/>–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7">любви</text:span> начинаешь понимать только тогда, когда <text:span text:style-name="T57">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text:soft-page-break/>–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text:soft-page-break/>–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text:soft-page-break/>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45" text:outline-level="2">8. Стыд</text:h>
      <text:p text:style-name="P134"/>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text:soft-page-break/>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text:soft-page-break/>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7">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7">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7">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text:soft-page-break/>–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text:soft-page-break/>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7">—</text:span> осень, за осенью <text:span text:style-name="T27">—</text:span> зима. <text:s/>Если пошёл дождь, должно быть мокро, если выпал снег <text:span text:style-name="T27">—</text:span> холодно. События должны следовать естественным ходом, вещи должны случаться как должно. И это правильно, на том стоит мироздание.</text:p>
      <text:p text:style-name="P1"><text:soft-page-break/>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7">старший. </text:span><text:span text:style-name="T2">–</text:span><text:span text:style-name="T4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7">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text:soft-page-break/>–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text:soft-page-break/>“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1">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text:soft-page-break/>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0"> </text:span><text:span text:style-name="T36">— вся архитектура явно </text:span><text:span text:style-name="T27">была </text:span><text:span text:style-name="T36">заточена под крылатых. Таких, для которых приземлиться на балкон в тронном зале или уйти через портик на крыше</text:span><text:span text:style-name="T50"> </text:span><text:span text:style-name="T36">— обычное дело. </text:span><text:span text:style-name="T50">Хорошо, что </text:span><text:span text:style-name="T4">заместительная терапия Селестии и </text:span><text:span text:style-name="T50">ежедневные посещения каретной мастерской подняли мой тонус, изрядно посаженный сидячим образом жизни.</text:span></text:p>
      <text:p text:style-name="P1"><text:span text:style-name="T5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7">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6">— книжный шкаф и напольная подставка для чтения с </text:span><text:span text:style-name="T27">упором в виде </text:span><text:span text:style-name="T36">голов</text:span><text:span text:style-name="T27">ы</text:span><text:span text:style-name="T36">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7">жаровни</text:span><text:span text:style-name="T36"> и фонтанчик</text:span><text:span text:style-name="T27">а</text:span><text:span text:style-name="T36">. </text:span><text:span text:style-name="T27">Каменный пол комнаты был </text:span><text:soft-page-break/><text:span text:style-name="T27">покрыт розовым ковром с длиннейшим ворсом.</text:span><text:span text:style-name="T36"> </text:span><text:span text:style-name="T27">Его центр занимал высокий </text:span><text:span text:style-name="T36">кругл</text:span><text:span text:style-name="T27">ый</text:span><text:span text:style-name="T36"> </text:span><text:span text:style-name="T27">футон</text:span><text:span text:style-name="T36"> </text:span><text:span text:style-name="T27">с</text:span><text:span text:style-name="T36"> велик</text:span><text:span text:style-name="T27">им</text:span><text:span text:style-name="T36"> множество</text:span><text:span text:style-name="T27">м</text:span><text:span text:style-name="T36"> подушек. Среди них я с удивлением заметил плюшевую единорожку </text:span><text:span text:style-name="T27">фиолетового</text:span><text:span text:style-name="T36">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oft-page-break/><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Мне казалось, макушка <text:span text:style-name="T1">моего </text:span>черепа сейчас взорвётся, чтобы выпустить пар внутри.</text:p>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9">Мне печалиться не стоит</text:p><text:p text:style-name="P139">Жизнь прекрасна и полна</text:p><text:p text:style-name="P139">Телом молода, душою —</text:p><text:p text:style-name="P139">Как дракон морской мудра</text:p><text:p text:style-name="P139"/><text:p text:style-name="P139">Я видала взлёт империй,</text:p><text:p text:style-name="P139">Я жила среди легенд,</text:p><text:p text:style-name="P139">Древней магии мистерий</text:p><text:p text:style-name="P139">Я прилежнейший студент</text:p><text:p text:style-name="P139"/><text:p text:style-name="P139">Обожаема народом,</text:p><text:p text:style-name="P139">Уважаема врагом —</text:p><text:p text:style-name="P139">Но друзья остались в прошлом,</text:p><text:p text:style-name="P139">Пустота пришла в мой дом</text:p><text:p text:style-name="P139"/><text:p text:style-name="P139">Одинока и печальна,</text:p><text:p text:style-name="P139">Недоступна и строга,</text:p><text:p text:style-name="P139">Потеряла изначальный</text:p><text:p text:style-name="P139">Смысл жизни навсегда</text:p><text:p text:style-name="P139"/><text:p text:style-name="P139">Жизнь моя теперь публична,</text:p><text:p text:style-name="P139">Жизнь моя теперь для всех,</text:p><text:p text:style-name="P139">В этом — горе, в этом — счастье,</text:p><text:p text:style-name="P139">В этом плач и в этом смех.</text:p></text:note-body></text:note>.</text:p>
      <text:p text:style-name="P35"><text:soft-page-break/><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text:soft-page-break/>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text:span><text:soft-page-break/><text:span text:style-name="T1">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oft-page-break/><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oft-page-break/><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text:p>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text:soft-page-break/>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7">«</text:span>сказочной обезьяне из Вечнодикого леса<text:span text:style-name="T27">»</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6">– </text:span><text:span text:style-name="T27">Говорят, в Додж-сити почти не осталось жителей. В местном депо перестали обслуживать паровозы из-за нехватки рабочих. Старик </text:span><text:span text:style-name="T36">–</text:span><text:span text:style-name="T27">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0">– </text:span>“<text:span text:style-name="T1">Что я могу сделать, чтобы вернуть всё назад?</text:span>”</text:p>
      <text:p text:style-name="P15"><text:span text:style-name="T40">– </text:span><text:span text:style-name="T27">Так и сказала?</text:span></text:p>
      <text:p text:style-name="P1"><text:span text:style-name="T36">– </text:span><text:span text:style-name="T27">Да, </text:span><text:span text:style-name="T28">Фэнси</text:span><text:span text:style-name="T27">,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0">– </text:span><text:span text:style-name="T27">Что бы это значило, Флёр?</text:span></text:p>
      <text:p text:style-name="P15"><text:span text:style-name="T40">– </text:span><text:span text:style-name="T27">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text:soft-page-break/></text:p>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5">— </text:span><text:span text:style-name="T26">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text:span><text:soft-page-break/><text:span text:style-name="T1">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3">— </text:span><text:span text:style-name="T54">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4">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text:soft-page-break/>–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oft-page-break/>–<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text:soft-page-break/>– А почему только тебя? А меня? А дядю-<text:span text:style-name="T57">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0">.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8">И это ты ещё не видел, что творится в других министерствах, Анонимус! За тысячу лет Нашего отсутствия Сестра превратила М<text:span text:style-name="T25">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0">— </text:span><text:span text:style-name="T4">зачем привлекать ненужное внимание</text:span><text:span text:style-name="T50"> к своей особе? </text:span><text:span text:style-name="T4">После всеобщего интереса кантерлотской знати к тебе, как к королевскому любимчику, тебе хочется покоя.</text:span><text:span text:style-name="T50"> Да и собраться с мыслями проще в доме, избавленном от </text:span><text:span text:style-name="T4">гостинничной </text:span><text:span text:style-name="T50">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text:soft-page-break/></text:p>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6">–</text:span><text:span text:style-name="T27">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text:soft-page-break/>–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text:soft-page-break/>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text:soft-page-break/>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text:soft-page-break/>–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7">пони-</text:span><text:span text:style-name="T36">исчезновений уже год. Почту за честь работать </text:span><text:span text:style-name="T27">под твоим руководством</text:span><text:span text:style-name="T36">. Погоди немного, я </text:span><text:span text:style-name="T27">от</text:span><text:span text:style-name="T36">систематизирую нужную информацию и расскажу тебе, насколько далеко смогла продвинуться.</text:span></text:p>
      <text:p text:style-name="P33"><text:soft-page-break/>“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text:soft-page-break/>–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4"><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text:soft-page-break/></text:p>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4">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text:soft-page-break/>–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9"/>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33">”</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3">ведь </text:span><text:span text:style-name="T39">я </text:span><text:soft-page-break/><text:span text:style-name="T39">—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5">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4"> </text:span><text:span text:style-name="T34">Видения этих городов</text:span><text:span text:style-name="T44"> дрожали, <text:s/>пересекались </text:span><text:span text:style-name="T34">и постоянно множились</text:span><text:span text:style-name="T44">.</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54">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text:soft-page-break/></text:p>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7">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39">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text:soft-page-break/>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5"> с использованием </text:span><text:span text:style-name="T26">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text:soft-page-break/>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text:soft-page-break/>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text:soft-page-break/>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text:soft-page-break/>–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text:soft-page-break/>–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0">—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text:soft-page-break/>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4">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text:soft-page-break/>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oft-page-break/><text:span text:style-name="T40">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text:soft-page-break/>–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6">—</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oft-page-break/><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7">– У меня недостаточно сил для контроля столь мощной энергии. И мне НЕ СТЫДНО в этом признаться! Я всего лишь единорог, не то, что некоторые!</text:span><text:span text:style-name="T36"> </text:span><text:span text:style-name="T27">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4"><text:soft-page-break/><text:span text:style-name="T36">– Я </text:span><text:span text:style-name="T40">всегда буду оставаться в тени. </text:span><text:span text:style-name="T36">– </text:span><text:span text:style-name="T40">хлюпала единорожка. </text:span><text:span text:style-name="T36">– </text:span><text:span text:style-name="T40">Мне не хватает сил, чтобы воспользоваться всеми знаниями, которые я освоила. Ведь даже заклинание «Последнего Шанса» я нашла!</text:span></text:p>
      <text:p text:style-name="P96"><text:span text:style-name="T11">– </text:span>Ты?!</text:p>
      <text:p text:style-name="P96"><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6"><text:span text:style-name="T11">– М</text:span>ожет, тогда ты скажешь, что в нём пошло не так и почему к вам попал я, а не сверхаликорн?</text:p>
      <text:p text:style-name="P96"><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0">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27">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7">«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oft-page-break/><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7">.</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3">Чужестранец-примат разбил сердце нашей обожаемой Селестии! Двор в отчаянии </text:span><text:span text:style-name="T14">— </text:span><text:span text:style-name="T23">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oft-page-break/><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4">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4">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oft-page-break/><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oft-page-break/><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4">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5">— </text:span><text:span text:style-name="T54">эт правда?</text:span></text:p>
      <text:p text:style-name="P47"><text:span text:style-name="T15">– </text:span><text:span text:style-name="T54">Какая из? Их много, вообще-то. Ик!</text:span></text:p>
      <text:p text:style-name="P47"><text:span text:style-name="T15">– </text:span><text:span text:style-name="T54">Про принцесс. Про то, что они фаэри, спустившиеся с неба во плоти, чтоб помогать пони управлять Эквестрией?</text:span></text:p>
      <text:p text:style-name="P47"><text:span text:style-name="T15">– Н</text:span><text:span text:style-name="T54">он-нон, </text:span><text:span text:style-name="T15">– </text:span><text:span text:style-name="T54">захихикала Пинки, взъерошив копытами розовые кудряшки и попытавшись соорудить из них бороду, </text:span><text:span text:style-name="T15">– </text:span><text:span text:style-name="T5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5">– </text:span><text:span text:style-name="T54">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5">– </text:span><text:span text:style-name="T54">Ты что-о-о! Нельзя любить фаэри! Она похитит твоё сердце, и ты будешь искать её, пока не… </text:span><text:span text:style-name="T15">– </text:span><text:span text:style-name="T54">Пинки погрузилась мордочкой в так и не съеденный салат «по-кантерлотски» и захрапела.</text:span></text:p>
      <text:p text:style-name="P47"><text:span text:style-name="T15">– </text:span><text:span text:style-name="T54">Пока не умру?</text:span></text:p>
      <text:p text:style-name="P47"><text:span text:style-name="T15">– </text:span><text:span text:style-name="T54">Нет, глупенький. </text:span><text:span text:style-name="T15">– </text:span><text:span text:style-name="T54">пробулькала Пинки из миски. </text:span><text:span text:style-name="T15">– </text:span><text:span text:style-name="T54">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text:soft-page-break/>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oft-page-break/><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7"><text:soft-page-break/>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3">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text:soft-page-break/>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3"/>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oft-page-break/><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3">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text:soft-page-break/>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text:soft-page-break/>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oft-page-break/><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Принцесса Селестия Эквестрийская, Дневная Глава Диархии, Непобедимое Солнце, Защитница Кантерлота, Страж Эверфри и прочая и прочая…» </text:span><text:span text:style-name="T37">– </text:span><text:span text:style-name="T41">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text:soft-page-break/>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text:soft-page-break/>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text:soft-page-break/>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oft-page-break/><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3">Исчезновение дневной главы диархии: Эквестрия в панике!</text:span>» (статья двухдневной давности).</text:p>
      <text:p text:style-name="P50">«<text:span text:style-name="T23">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3">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3">Да отстаньте же вы от меня! Он сказал, что ест пони, но я этого НЕ ВИДЕЛА!!!</text:span>»).</text:p>
      <text:p text:style-name="P50"><text:soft-page-break/>«<text:span text:style-name="T23">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3">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text:soft-page-break/>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5"/>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text:soft-page-break/>–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text:soft-page-break/>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3">Добро пожаловать в Груммингтон! Вам здесь рады!</text:span></text:p>
      <text:p text:style-name="P50"><text:span text:style-name="T23">Население города </text:span><text:span text:style-name="T56">302 пони</text:span><text:span text:style-name="T23">.</text:span></text:p>
      <text:p text:style-name="P50"><text:span text:style-name="T56">250 пони</text:span><text:span text:style-name="T23">.</text:span></text:p>
      <text:p text:style-name="P50"><text:span text:style-name="T56">125 поней</text:span><text:span text:style-name="T23">.</text:span></text:p>
      <text:p text:style-name="P50"><text:span text:style-name="T23">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19">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3">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2">Крепко обнимаю, чешу холку, хлопаю по шее! Твой Анон. </text:span><text:span text:style-name="T19">Дружба </text:span><text:span text:style-name="T32">—</text:span><text:span text:style-name="T19"> </text:span><text:span text:style-name="T3">э</text:span><text:span text:style-name="T19">то, </text:span><text:span text:style-name="T58">так её </text:span><text:span text:style-name="T3">разэтак</text:span><text:span text:style-name="T58">,</text:span><text:span text:style-name="T19"> магия!</text:span></text:p>
      <text:p text:style-name="P143"/>
      <text:p text:style-name="Standard"><text:span text:style-name="T19">P.S. Мне тебя не хватает. Сильно.</text:span><text:span text:style-name="T50">»</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text:soft-page-break/>–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text:soft-page-break/>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text:soft-page-break/>–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text:soft-page-break/></text:p>
      <text:p text:style-name="P50">«<text:span text:style-name="T56">37 пни</text:span></text:p>
      <text:p text:style-name="P69">24пн</text:p>
      <text:p text:style-name="P69">15</text:p>
      <text:p text:style-name="P50"><text:span text:style-name="T23">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3">Добро пожаловать в Груммингтон! Вам здесь рады!</text:span></text:p>
      <text:p text:style-name="P50"><text:span text:style-name="T23">Население города </text:span><text:span text:style-name="T56">302 пони</text:span><text:span text:style-name="T23">.</text:span></text:p>
      <text:p text:style-name="P50"><text:span text:style-name="T56">250 пони</text:span><text:span text:style-name="T23">.</text:span></text:p>
      <text:p text:style-name="P50"><text:span text:style-name="T56">125 поней</text:span><text:span text:style-name="T23">.</text:span></text:p>
      <text:p text:style-name="P50"><text:span text:style-name="T23">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3">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3">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7">«</text:span><text:span text:style-name="T24">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7">».</text:span> «<text:span text:style-name="T23">Провинция пустеет: репортаж из обеспоневшего посёлка</text:span>». «<text:span text:style-name="T23">Нехватка пегасов-погодников: указ принцессы Луны разрешает набор в погодные команды пегасов с аттестатами по ускоренному курсу</text:span>». «<text:span text:style-name="T23">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3">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text:soft-page-break/>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text:soft-page-break/>–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text:soft-page-break/>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7">И товары</text:span> вовсе<text:span text:style-name="T57"> не </text:span>бесплатные<text:span text:style-name="T57"> <text:s/></text:span>— я оставлял в магазинах деньги! — последние, кстати. Дай, я сам отберу припасы…</text:p>
      <text:p text:style-name="P50"><text:soft-page-break/></text:p>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text:soft-page-break/>Сияние. <text:span text:style-name="T57">Оно п</text:span>овсюду. <text:span text:style-name="T57">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5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text:soft-page-break/>–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7">А т</text:span>ы вставать не хотел! Я очень-очень испугалась. <text:span text:style-name="T57">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text:soft-page-break/>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4">о такие… гм… заклинания. Ты </text:span><text:span text:style-name="T34">пишешь</text:span><text:span text:style-name="T44">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4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7">матюков мне</text:span> удалось замазать самые большие щели. За тестовый<text:span text:style-name="T57"> </text:span>получасовый заплыв<text:span text:style-name="T57">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text:soft-page-break/>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7">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7">н жил с пони! И они </text:span>офигенски <text:span text:style-name="T57">любили друг друга! И у них </text:span>был<text:span text:style-name="T57"> </text:span>офигенский <text:span text:style-name="T57">секс! </text:span>И это было круто!<text:span text:style-name="T57">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КРАК!</text:p>
      <text:p text:style-name="P52">– Ой! – пегаска поспешно отдёрнула ногу. Но было поздно.</text:p>
      <text:p text:style-name="P52"><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29">—</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29">«</text:span>обстоятельство непреодолимой силы<text:span text:style-name="T29">»</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text:soft-page-break/></text:p>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8">– А</text:span><text:span text:style-name="T29">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oft-page-break/><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2">. </text:span><text:span text:style-name="T26">Я не могу навязать тебе чувств…</text:span><text:span text:style-name="T22"> </text:span><text:span text:style-name="T26">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oft-page-break/><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3">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3">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3">Нехватка погодных пегасов: Вондерболты перешли к круглосуточной вахте</text:span>». «<text:span text:style-name="T23">Общественные работы: распоряжением принцессы Луны работы по строительству мостов через провалы расширены и на субботу</text:span>». «<text:span text:style-name="T23">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3">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7">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oft-page-break/><text:span text:style-name="T11">– </text:span>Хрен-то тебе зачем? <text:span text:style-name="T11">– </text:span>с бессильной злостью спросил я. <text:span text:style-name="T11">– </text:span><text:span text:style-name="T57">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text:soft-page-break/></text:p>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oft-page-break/><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oft-page-break/><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text:soft-page-break/>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38">Когорта <text:span text:style-name="T47">–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59">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7"> </text:span>покои Луны<text:span text:style-name="T57"> </text:span>через открытые балконные двери<text:span text:style-name="T57">.</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text:soft-page-break/>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7">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text:soft-page-break/>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Я ВИЖУ!!! ПРОКЛЯТЬЕ, КАК ВСЁ ПРОСТО!!!</text:p>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11">– </text:span>Как тебя зовут, малышка? Я постараюсь найти тебя. Может быть, ещё не поздно.</text:p>
      <text:p text:style-name="P52">Пегаска приветственно машет копытом.</text:p>
      <text:p text:style-name="P25"><text:span text:style-name="T35">– </text:span><text:span text:style-name="T25">Шейла! Шейла Блюскай! И я уже не малышка! </text:span><text:span text:style-name="T35">– </text:span><text:span text:style-name="T25">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29">— </text:span><text:span text:style-name="T1">т</text:span>ы стал слишком бледный. Я решила прервать <text:span text:style-name="T1">заклинание</text:span>. Как ты себя…</text:p>
      <text:p text:style-name="P1"><text:span text:style-name="T38">–</text:span><text:span text:style-name="T29"> …чувствуешь, дорогая Рэрити?! Я могу чем-нибудь помочь? Вот, выпей воды! </text:span><text:span text:style-name="T38">–</text:span><text:span text:style-name="T29">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oft-page-break/><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3">слишком громко думать. И сообщить способ спасения — означает его разрушить.</text:span>»</text:p>
      <text:p text:style-name="P52">…</text:p>
      <text:p text:style-name="P52"><text:soft-page-break/><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7">Допустим, кот бессмертен. Также допустим, что кот з</text:span>аколдован<text:span text:style-name="T57"> </text:span>отложенным <text:span text:style-name="T57">заклятие</text:span>м<text:span text:style-name="T57"> Стирания, которое сработает, если кто-то откроет ящик</text:span>. <text:span text:style-name="T57">То есть, п</text:span>ри открытии<text:span text:style-name="T57"> ящик</text:span>а<text:span text:style-name="T57"> кот исчезнет из </text:span>бытия<text:span text:style-name="T57">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soft-page-break/>…</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text:soft-page-break/>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38">Тороид <text:span text:style-name="T47">–</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поней уставились на меня.</text:p>
      <text:p text:style-name="P52"><text:soft-page-break/><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text:soft-page-break/>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text:soft-page-break/>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text:soft-page-break/>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oft-page-break/><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text:soft-page-break/>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7">–</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6">–</text:span> Тогда зачем она..?</text:p>
      <text:p text:style-name="P47"><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7">–</text:span> А другие? Они тоже… давали мне потому, что считали меня последним шансом?</text:p>
      <text:p text:style-name="P50">У аликорницы отвалилась челюсть.</text:p>
      <text:p text:style-name="P50"><text:span text:style-name="T17">–</text:span> Другие? Кто ещё?<text:span text:style-name="T11"> </text:span>С кем ещё у тебя были… отношения?</text:p>
      <text:p text:style-name="P47"><text:span text:style-name="T16">–</text:span> С Рэйнбоу Дэш <text:span text:style-name="T16">–</text:span> ответил я несчастным голосом. <text:span text:style-name="T16">–</text:span> И, может быть, с Пинки.</text:p>
      <text:p text:style-name="P47"><text:span text:style-name="T16">–</text:span> А ты живчик. <text:span text:style-name="T16">–</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6">– Что?!! – с недоверием воскликнула Луна. – Сестра никогда не умела лечить. И сейчас не умеет </text:span><text:span text:style-name="T55">—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6">– О небо! Теперь Мы понимаем, почему она так ослабела! Как это в стиле Сестры </text:span><text:span text:style-name="T55">—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text:soft-page-break/>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6">– Заместительная терапия </text:span><text:span text:style-name="T55">—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6">–</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6">– </text:span><text:span text:style-name="T55">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46" text:outline-level="2"><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oft-page-break/><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38">Митарианец <text:span text:style-name="T47">–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text:soft-page-break/>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text:soft-page-break/>–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text:soft-page-break/>–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text:soft-page-break/>–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text:soft-page-break/>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80"/>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text:soft-page-break/>–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text:soft-page-break/>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2">д</text:span>ЕсЬ БЫл <text:span text:style-name="T63">д</text:span>ИскОр<text:span text:style-name="T61">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text:soft-page-break/>–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text:soft-page-break/>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4"></text:span><text:span text:style-name="T65">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text:soft-page-break/>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дел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text:soft-page-break/>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66">Зафиксирована опасная ситуация. Сознание пациента </text:span><text:span text:style-name="T67">&lt;</text:span><text:span text:style-name="T66">Селестия</text:span><text:span text:style-name="T67">&gt;</text:span><text:span text:style-name="T66"> не регистрируется. Активируется протокол экстренной эвакуации пациента </text:span><text:span text:style-name="T67">&lt;</text:span><text:span text:style-name="T66">Селестия</text:span><text:span text:style-name="T67">&gt;</text:span><text:span text:style-name="T66"> к супервизору </text:span><text:span text:style-name="T67">&lt;</text:span><text:span text:style-name="T66">Луна</text:span><text:span text:style-name="T67">&gt;</text:span><text:span text:style-name="T66">.</text:span></text:p>
      <text:p text:style-name="P75"/>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рен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text:soft-page-break/>Когда последний чек-поинт был пройден, на главном табло мигнула и исчезла цифра «<text:span text:style-name="T23">7.76</text:span>», сменившись на «<text:span text:style-name="T23">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text:soft-page-break/>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3">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text:soft-page-break/>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3">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oft-page-break/><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5">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5">—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5">–</text:span><text:span text:style-name="T25">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7">трид</text:span><text:span text:style-name="T1">цать лет, если его сменят через </text:span><text:span text:style-name="T57">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text:soft-page-break/>–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text:soft-page-break/>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5"/>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text:soft-page-break/>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Рэйнбоу Дэш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text:soft-page-break/>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38">Центурия <text:span text:style-name="T47">–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очень приятная штука.</text:p>
      <text:p text:style-name="P47"><text:soft-page-break/>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7">задней осью </text:span><text:span text:style-name="T1">на табуретку. Я прилаживал ей новое колесо взамен <text:s/>утраченного. </text:span><text:span text:style-name="T57">Ещ</text:span><text:span text:style-name="T1">ё</text:span><text:span text:style-name="T57"> </text:span><text:span text:style-name="T1">немного, и будет как новенькая! В дворцовом гараже среди кучи хлама таки нашлось лопнувшее колесо, которое </text:span><text:span text:style-name="T57">мне удалось</text:span><text:span text:style-name="T1"> </text:span><text:span text:style-name="T1">отремонтировать</text:span><text:span text:style-name="T1"> — о</text:span><text:span text:style-name="T57">бучение у</text:span><text:span text:style-name="T1"> Норфа не </text:span><text:span text:style-name="T57">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7">на </text:span><text:span text:style-name="T1">корпус</text:span><text:span text:style-name="T57">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7">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7">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text:soft-page-break/>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7">о всём мире остались только м</text:span>ы<text:span text:style-name="T57">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text:soft-page-break/>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text:soft-page-break/>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38">Манипула <text:span text:style-name="T47">–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text:soft-page-break/>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3">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text:soft-page-break/>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Я внимательно всмотрелся в аликорницу. На сабатон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57">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7">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вс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text:soft-page-break/>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text:soft-page-break/>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3">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7">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57">А ч</text:span>то случилось с кракеном?</text:p>
      <text:p text:style-name="P52">– Он провалился в <text:span text:style-name="T57">П</text:span>ровал. – отвечает пегаска и смотрит на извивающийся кусок щупальца на скале. – По-крайней мере, большая его часть.</text:p>
      <text:p text:style-name="P52"><text:soft-page-break/>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text:soft-page-break/>–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29">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29">—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text:soft-page-break/>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text:soft-page-break/>–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3"><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4"/>
      <text:p text:style-name="P95">Кажется, я уже это встречал раньше! Не помню только, где и когда.</text:p>
      <text:p text:style-name="P94"/>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text:soft-page-break/></text:p>
      <text:h text:style-name="Heading_20_2" text:outline-level="2">2<text:span text:style-name="T1">6</text:span>. <text:span text:style-name="T1">Терра</text:span></text:h>
      <text:h text:style-name="P147" text:outline-level="3">Воскресенье</text:h>
      <text:p text:style-name="P47"/>
      <text:p text:style-name="P1">Невесомость, удар, чувство веса. Я открываю глаза.</text:p>
      <text:p text:style-name="P1">Крыша <text:span text:style-name="T26">высотки</text:span><text:span text:style-name="T25"> </text:span>тускло отсвечивает в свете звёзд. <text:span text:style-name="T25">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 и смокинге</text:span> <text:span text:style-name="T1">жмутся</text:span> к стенке рядом.</text:p>
      <text:p text:style-name="P47">– Анон,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7">— феерия эмоций переполняла меня во время пребывания в ярком нескладном мире, что остался позади. </text:span><text:span text:style-name="T30">Я тогда как будто вынырнул из трясины и начал дышать, ощущая каждой своей клеточкой полную гамму чувств и оттенков жизни. Но у</text:span><text:span text:style-name="T27">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text:soft-page-break/>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7">Невозможно поверить, но два месяца</text:span><text:span text:style-name="T18"> </text:span><text:span text:style-name="T47">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4">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Бля!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text:soft-page-break/>–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оводник»!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29">– </text:span>Привет, Нэш. Это Анон.</text:p>
      <text:p text:style-name="P1"><text:span text:style-name="T29">– </text:span>Привет, Анон. Рад тебя видеть!</text:p>
      <text:p text:style-name="P1"><text:soft-page-break/>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p>
      <text:p text:style-name="P86">Решение.</text:p>
      <text:p text:style-name="P86">…</text:p>
      <text:p text:style-name="P10"/>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57">кликнул по ним правой кнопкой </text:span><text:span text:style-name="T1">мыши</text:span><text:span text:style-name="T57"> и </text:span><text:span text:style-name="T1">выбрал</text:span><text:span text:style-name="T57"> из контекстного меню пункт “Форматировать”.</text:span></text:p>
      <text:p text:style-name="P3">Заебись.</text:p>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text:soft-page-break/>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5">Сейчас уже нельзя ничего изменить и придётся ему довер</text:span><text:span text:style-name="T26">иться</text:span><text:span text:style-name="T25">.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6">— и она с нами</text:span>!</text:p>
      <text:p text:style-name="P1">Что ж, возможно ты был неправ, Анон, и от драконикуса будет реальная польза!</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text:soft-page-break/>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2">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47" text:outline-level="3">Вторник</text:h>
      <text:p text:style-name="P3"/>
      <text:p text:style-name="P3"><text:soft-page-break/>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5">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9"><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9">– Угу. Помню, когда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99">– Ты его слишком… эмм, упрощаешь. – продолжала Флаттершай. – Вот, взгляни сюда.</text:p>
      <text:p text:style-name="P99">Флаттершай повернула ко мне экран. Мультяшный Дискорд с полными слёз глазами стоял на ледовом катке перед брошенными коньками.</text:p>
      <text:p text:style-name="P99"><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5">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4">Я с удивлением повернулся к притихшей Флаттершай.</text:p>
      <text:p text:style-name="P104">– А как?</text:p>
      <text:p text:style-name="P104">Девушка обхватила себя руками, как от холода. Я еле различал её полушёпот.</text:p>
      <text:p text:style-name="P104">–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09">– А ты в курсе, что твой Дискорд многократно сжигал Селестию живьём? Хороша шутка, обхохочешься! – выпалил я.</text:p>
      <text:p text:style-name="P109">–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text:soft-page-break/>одиночества… Сейчас всё по другому. Он никогда… эмм… не признается в этом на публику, но… эмм… он не причинит настоящего зла принцессам…</text:p>
      <text:p text:style-name="P99"><text:span text:style-name="T11">– Это всего лишь твои домыслы. С тем же успехом я могу объяснить это тем, что он </text:span>— злой придурок!</text:p>
      <text:p text:style-name="P109">– Это не мои… эмм… домыслы… Он сам мне рассказал…</text:p>
      <text:p text:style-name="P109">Флаттершай встала со стула и попыталась уйти. Я задержал её.</text:p>
      <text:p text:style-name="P109">– Извини. Я не знал. Нам нельзя ссориться.</text:p>
      <text:p text:style-name="P99">Девушка слабо улыбнулась.</text:p>
      <text:p text:style-name="P109">– Я не сержусь… На Дискорда трудно не злиться… Он так себя ведёт, потому что его это… эмм… <text:s/>забавляет.</text:p>
      <text:p text:style-name="P3"/>
      <text:p text:style-name="Text_20_body">…</text:p>
      <text:p text:style-name="P124"/>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4">– Что ты решил, Анон?</text:p>
      <text:p text:style-name="P94">Я пожал плечами.</text:p>
      <text:p text:style-name="P3">– М<text:span text:style-name="T25">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5">два </text:span>дня. Потом всё наладится.</text:p>
      <text:p text:style-name="P1">– Если только это действительно принцесса. – пробормотала Эпплджек. – И если…</text:p>
      <text:p text:style-name="P93">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text:soft-page-break/></text:p>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text:soft-page-break/></text:p>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к себе в квартиру и на крышу.</text:p>
      <text:p text:style-name="P1">– Ксения, можно тебя на секундочку?</text:p>
      <text:p text:style-name="P1">– Да хоть и на минуточку! – Она захлопнула <text:span text:style-name="T25">“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text:soft-page-break/>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text:soft-page-break/>2<text:span text:style-name="T1">8</text:span>. Терра</text:h>
      <text:h text:style-name="Heading_20_3" text:outline-level="3">Четверг</text:h>
      <text:p text:style-name="P1"/>
      <text:p text:style-name="P3">– Порыв ветра? Ломающий арматуру? Ты сам-то веришь в это дерьмо?</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pan text:style-name="T1">И т</text:span>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text:soft-page-break/>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1">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text:soft-page-break/>–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3">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Большое Откровение? Это очень важно, мы не сможем тебя…</text:p>
      <text:p text:style-name="P3"><text:soft-page-break/>–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Больш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3">—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text:soft-page-break/>–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5">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text:soft-page-break/>–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ия.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Ксения?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ия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text:soft-page-break/>–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2"/>
      <text:p text:style-name="P49">…</text:p>
      <text:p text:style-name="P49"/>
      <text:p text:style-name="P4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пихнул Эпплджек себе за спину, выставил вперёд бейсбольную биту и сделал шаг вперёд…</text:p>
      <text:p text:style-name="P49">…Которым неистово гордился следующие полторы секунды.</text:p>
      <text:p text:style-name="P49"><text:soft-page-break/></text:p>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9">Второй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5">—</text:span> что может держать закоренелого обеспеченного холостяка дома, кроме работы? <text:span text:style-name="T25">—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5">— зачем заморачиваться обменом? С той поры у каждого из нас был постоянный доступ в оба жилья.</text:span></text:p>
      <text:p text:style-name="P12"><text:soft-page-break/>После смерти Юджина я всего лишь раз побывал в его квартире <text:span text:style-name="T25">—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9">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2">— после встречи на лестнице со смайлолицым у меня развилась мания преследования.</text:span></text:p>
      <text:p text:style-name="P100"><text:span text:style-name="T11">– Анон…</text:span><text:span text:style-name="T1"> Тут окно разбито… И верёвка висит. – пискнула Флаттершай из кухни.</text:span></text:p>
      <text:p text:style-name="P98"><text:span text:style-name="T11">– </text:span><text:span text:style-name="T1">Оставь, Флатти, не сейчас! – отмахнулся я.</text:span></text:p>
      <text:p text:style-name="P99">Эпплджек стояла посреди комнаты и оглядывалась.</text:p>
      <text:p text:style-name="P109">– Не нравится мне тут. Чуйка нехорошая…</text:p>
      <text:p text:style-name="P99">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8"><text:span text:style-name="T1">На экране ноутбука сверкали </text:span><text:span text:style-name="T29">звёзды на фоне сине-зелёной мглы</text:span><text:span text:style-name="T1">. Я одел наушники и поёрзал мышкой по столу, прогоняя скрин-сэйвер.</text:span></text:p>
      <text:p text:style-name="P109">– Привет, Сел.</text:p>
      <text:p text:style-name="P141">Аликорница всполошилась и спрятала <text:span text:style-name="T1">пирожное</text:span> за спину.</text:p>
      <text:p text:style-name="P109">– Ах, это ты, Анон. Какое счастье! Ты снова с нами!</text:p>
      <text:p text:style-name="P109">– Нет, Сел. Это ты с нами. <text:span text:style-name="T1">Я пришёл забрать тебя назад, в Эквестрию. Через четверть часа ты вернёшься домой.</text:span></text:p>
      <text:p text:style-name="P99"><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9"><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9"><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9"/>
      <text:h text:style-name="P145" text:outline-level="2">2<text:span text:style-name="T1">9</text:span>. Отбытие</text:h>
      <text:p text:style-name="P112"/>
      <text:p text:style-name="P99"><text:span text:style-name="T11">– </text:span>Оп-па! – пробормотала Эпплджек. – Нежданчик!</text:p>
      <text:p text:style-name="P99">Дискорд дурашливо кивнул Эпплджек.</text:p>
      <text:p text:style-name="P109">– И я рад тебя видеть, дорогая Эппл-как-тебя-там! А где моя любимая Флаттершай?</text:p>
      <text:p text:style-name="P109">Окинув взглядом комнату, Дискорд закапризничал:</text:p>
      <text:p text:style-name="P109">– Где же она? Вот вечно вы тормозите, когда надо торопиться!</text:p>
      <text:p text:style-name="P99"><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9"><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text:span><text:soft-page-break/><text:span text:style-name="T11">Проводник. Не думал, что ты догадаешься. Но ты всё-таки нашёл </text:span>Сахарную <text:span text:style-name="T11">Ватку, хоть и в самый последний момент. А теперь…</text:span></text:p>
      <text:p text:style-name="P109">– С кем это вы тут разговариваете?</text:p>
      <text:p text:style-name="P109">В комнату вошла Флаттершай.</text:p>
      <text:p text:style-name="P99">Дискорд обернулся на голос и в этот момент я швырнул в него кружкой и бросился к нему через комнату с занесеным над головой стулом.</text:p>
      <text:p text:style-name="P99">Оглушённый драконикус попытался отъехать на кресле в сторону, но я припёр его стулом к стенке.</text:p>
      <text:p text:style-name="P126">– Эй-Джей, Флатти, хватайте комп и на выход! Я с ним разберусь! Не теряйте вре..!</text:p>
      <text:p text:style-name="P126">– ТЫ ИДИО..!!!</text:p>
      <text:p text:style-name="P126">Дискорд <text:s/>заорал одновременно со мной, прикрываясь от меня руками, когда раздался оглушительный</text:p>
      <text:p text:style-name="P126">… </text:p>
      <text:p text:style-name="P128">БАХ!!!</text:p>
      <text:p text:style-name="P129">…</text:p>
      <text:p text:style-name="P12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9">На лице драконикуса появилось удивлённо-мечтательное выражение и он вырубился.</text:p>
      <text:p text:style-name="P109"/>
      <text:p text:style-name="P109">…</text:p>
      <text:p text:style-name="P109"/>
      <text:p text:style-name="P109">– <text:span text:style-name="T1">А… Анон… Зачем ты напал на Дискорда? </text:span>– <text:span text:style-name="T1">прошептала Флаттершай в шоке.</text:span></text:p>
      <text:p text:style-name="P109"><text:span text:style-name="T1">– Долго объяснять! </text:span>– <text:span text:style-name="T1">я ещё раз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99">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9">– Чего-о-о??? – ахнула Эпплджек. – Анон, я, канешн, на дух не выношу этого прохвоста, но тут ты малость вожжи попутал. Дискорд — не убийца.</text:p>
      <text:p text:style-name="P99">Дискорд благодарно замычал и так энергично закивал головой, что чуть не проглотил кляп.</text:p>
      <text:p text:style-name="P99">–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99">Я раздражённо повернулся к фермерше.</text:p>
      <text:p text:style-name="P99">– А кто, по-твоему, подстроил все эти «несчастные» случаи? Вспомни, как меня чуть не утопил снеговик. Кому ещё это под силу?</text:p>
      <text:p text:style-name="P99">Дискорд возвёл глаза к потолку и завыл. Эпплджек задумалась.</text:p>
      <text:p text:style-name="P99">–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9">– А зачем тогда ты приложила его книгой? А потом помогла мне его связать? – перебил я фермершу с удивлением.</text:p>
      <text:p text:style-name="P99">Драконикус с натугой наклонил голову к лапе, привязанной к подлокотнику, и покрутил пальцем у виска.</text:p>
      <text:p text:style-name="P99"><text:soft-page-break/>– Потому что ты напал на него. – пожала плечами Эпплджек. – Я и подумала — тебе виднее. И подсобила маленько.</text:p>
      <text:p text:style-name="P99">Звук сирены заставил меня броситься к окну. Три полицейские тойоты сверкали мигалками вокруг «Навары», подобно ёлочной гирлянде.</text:p>
      <text:p text:style-name="P99"/>
      <text:p text:style-name="P99">Проклятье!!!</text:p>
      <text:p text:style-name="P99"/>
      <text:p text:style-name="P99">Я схватил ноутбук, сгрёб девушек в охапку и вытолкал их в коридор. В дверях я обернулся к Дискорду.</text:p>
      <text:p text:style-name="P119"><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9">Я повернулся к выходу. Флаттершай проскочила у меня под локтём и кинулась к драконикусу.</text:p>
      <text:p text:style-name="P119"><text:span text:style-name="T11">– Нет! Дискорд </text:span>— не убийца!!!</text:p>
      <text:p text:style-name="P119">С необычной для неё силой Флаттершай вытащила кляп изо рта драконикуса.</text:p>
      <text:p text:style-name="P119"><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9">Или драконикус — гениальный актёр, или… ?</text:p>
      <text:p text:style-name="P119">Я вернулся к драконикусу и уселся на стул напротив него.</text:p>
      <text:p text:style-name="P119"><text:span text:style-name="T11">– Р</text:span>ассказывай.</text:p>
      <text:p text:style-name="P119">Дискорд немного успокоился.</text:p>
      <text:p text:style-name="P119"><text:s/><text:span text:style-name="T11">– </text:span>Вообще-то, от тебя следовало бы избавиться, Проводник. Не знаю, что ты там разведал в <text:span text:style-name="T25">Большом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9"><text:span text:style-name="T11">– </text:span>А кто тогда насылал на нас этих уродов с рисованными рожами? Кто пытался убить меня раз за разом?</text:p>
      <text:p text:style-name="P119">У драконикуса глаза полезли на лоб.</text:p>
      <text:p text:style-name="P119"><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9">Я задумался. Драконикус, похоже, говорил искренне. Но кто тогда всё это время играл с нами, <text:span text:style-name="T25">словно кот с мышью</text:span>?</text:p>
      <text:p text:style-name="P119"><text:span text:style-name="T11">– </text:span>Анон! <text:span text:style-name="T11">– </text:span>крикнула Эпплджек из прихожей. <text:span text:style-name="T11">– </text:span>Я слышу шум за дверью!</text:p>
      <text:p text:style-name="P119">Практически одновременно раздался звонок.</text:p>
      <text:p text:style-name="P122">– ОТКРОЙТЕ, ПОЛИЦИЯ! Вам даётся полминуты, чтобы открыть дверь! Через тридцать секунд дверь будет выбита!</text:p>
      <text:p text:style-name="P122"/>
      <text:p text:style-name="P122">Эпплджек ошалело выскочила из прихожей. Несколько мгновений я молча смотрел на неё. В голове свистел ветер и играла дудочка.</text:p>
      <text:p text:style-name="P122">– На крышу, живо!!! Через окно на кухне! – зашипел Дискорд.</text:p>
      <text:p text:style-name="P122"><text:soft-page-break/>– Что? – ступил я.</text:p>
      <text:p text:style-name="P119"><text:span text:style-name="T25">–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5">– драконикус отчаянно дёргал узлы, пытаясь освободиться.</text:span></text:p>
      <text:p text:style-name="P122">Эпплджек, с ноутбуком в одной руке и Флаттершай — во второй, кинулась на кухню.</text:p>
      <text:p text:style-name="P119">Дверь содрогнулась от мощного удара. Послышался стук падающей штукатурки. Я сломя голову бросился за девушками.</text:p>
      <text:p text:style-name="P119">– Развяжи меня, кретин!!! – гаркнул вдогонку Дискорд.</text:p>
      <text:p text:style-name="P119">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9">– Давай на крышу! Я догоню! – рявкнул он, освобождая вторую руку.</text:p>
      <text:p text:style-name="P119">От второго удара дверная коробка крякнула и наполовину въехала в коридор.</text:p>
      <text:p text:style-name="P119">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9">Верёвка в кухонном окне дёргалась под весом карабкающихся девушек. Я словил её и стал на подоконник.</text:p>
      <text:p text:style-name="P119">Блё-о-о!</text:p>
      <text:p text:style-name="P119">Кусок стекла соскользнул с подоконника и исчез, вертясь и сверкая, в <text:span text:style-name="T25">двадцативосьмиэтажной</text:span><text:span text:style-name="T21"> </text:span>бездне. Тело моментально покрылось гусиной кожей, ноги стали ватными, а ладони покрылись холодным потом.</text:p>
      <text:p text:style-name="P119">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7">А если не </text:span>выдержит<text:span text:style-name="T57"> </text:span>основа, к которой она привязана? Что-то мне в туалет захотелось… У меня нет боязни высоты, но это уже слишком!</text:p>
      <text:p text:style-name="P119">Я задрал голову.</text:p>
      <text:p text:style-name="P119">О! Так уже легче! Надо мной всего лишь два этажа. Десять метров верёвки. Если не смотреть вниз, то…</text:p>
      <text:p text:style-name="P121">«…<text:span text:style-name="T25">Будь храбр. Будь стоек. Будь силён. Что бы ни случилось, помни: Эквестрия с тобой. Эквестрия в тебе. Навсегда. И всегда…»</text:span></text:p>
      <text:p text:style-name="P119">Я вытер ладони о штаны, ухватил канат и сделал шаг вперёд… </text:p>
      <text:p text:style-name="P119">…</text:p>
      <text:p text:style-name="P119">Святые яйца, Анон, ты действительно сделал ЭТО!</text:p>
      <text:p text:style-name="P119">…</text:p>
      <text:p text:style-name="P119">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9">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9">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text:soft-page-break/>человек, она настолько плотно прилегала к парапету, что лезть по ней вверх не было решительно никакой возможности.</text:p>
      <text:p text:style-name="P119">Я успел сократить расстояние до Эпплджек наполовину, когда девушки нашли решение.</text:p>
      <text:p text:style-name="P11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9">Селестия милосердная!!!</text:p>
      <text:p text:style-name="P119">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9">Я выдохнул.</text:p>
      <text:p text:style-name="P119">Флаттершай появилась над бортиком и свесила вниз руку. Эпплджек вытянулась и протянула ей ноутбук одной рукой.</text:p>
      <text:p text:style-name="P119">НЕТ! У них не получилось!</text:p>
      <text:p text:style-name="P119">У меня враз вспотели ладони. Держаться на верёвке стало чертовски трудно.</text:p>
      <text:p text:style-name="P119">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9">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19">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9">К счастью, фермерша не разжала ног.</text:p>
      <text:p text:style-name="P119">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9">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9">Бляблябляблябля!!! ДА НУ ЕГО НАХУЙ — ТАКОЙ АЛЬПИНИЗМ!!!</text:p>
      <text:p text:style-name="P119">БЛЯ!!!…</text:p>
      <text:p text:style-name="P119">Верёвка закончилась. Наконец-то у меня появилось время для паники. Я судорожно обнял Эпплджек, закрыл глаза и приготовился…</text:p>
      <text:p text:style-name="P119"/>
      <text:p text:style-name="P119">…</text:p>
      <text:p text:style-name="P119"/>
      <text:p text:style-name="P119">Захват поперёк груди и сильный рывок выдавили из меня остатки дыхания.</text:p>
      <text:p text:style-name="P119">– ОТПУСТИ КОБЫЛУ!!! – загрохотало мне в ухо.</text:p>
      <text:p text:style-name="P119">Я открыл глаза.</text:p>
      <text:p text:style-name="P119">Перед носом плавными рывками уходили вниз окна этажей. Порывы вихрей от взмахов <text:span text:style-name="T25">разномастных</text:span> крыльев трепали волосы и выдували слёзы из глаз. Тупая боль гнездилась в сожжённых верёвкой суставах.</text:p>
      <text:p text:style-name="P119"><text:soft-page-break/>Я чуть поднял глаза и уставился в кривую морду драконикуса.</text:p>
      <text:p text:style-name="P119">– Отпусти Эпплджек. Я её держу. – повторил Дискорд. – Мне сбалансироваться надо. Вы не такие уж и лёгкие.</text:p>
      <text:p text:style-name="P119">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9">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9"/>
      <text:p text:style-name="P119">…</text:p>
      <text:p text:style-name="P119"/>
      <text:p text:style-name="P119">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19">– Эмм… Флатти, дорогая, нам пора. Я слышу шаги на лестнице. Не говоря уже о том, что до закрытия коридора осталось семь минут…</text:p>
      <text:p text:style-name="P119">…</text:p>
      <text:p text:style-name="P119">На длинной шее драконикуса разместились Эпплджек и Флаттершай. Я, для сохранения баланса, разместился позади крыльев.</text:p>
      <text:p text:style-name="P119">Дискорд расправил крылья и начал короткую пробежку к краю.</text:p>
      <text:p text:style-name="P119"><text:span text:style-name="T11">– Д</text:span>искорд Эйрлайнс приветствует на борту! Температура воздуха пять градусов! Высота<text:span text:style-name="T25"> сто пять</text:span><text:span text:style-name="T21"> </text:span>метров. Ожидаемая продолжительность полёта — четыре минуты!..</text:p>
      <text:p text:style-name="P119">…ограда края крыши промелькнула под нами…</text:p>
      <text:p text:style-name="P119"><text:span text:style-name="T11">– …</text:span>собственно, держаться в воздухе дольше у меня не хватит магии…</text:p>
      <text:p text:style-name="P119"/>
      <text:p text:style-name="P119">Мы летели навстречу закату.</text:p>
      <text:p text:style-name="P119"/>
      <text:p text:style-name="P119">…</text:p>
      <text:p text:style-name="P119"/>
      <text:p text:style-name="P119">От ритмичных взмахов крыльев нас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19"><text:span text:style-name="T11">– </text:span>Ю-ху-у-у!!!</text:p>
      <text:p text:style-name="P119">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9">Перед нами увеличивалась громада моей высотки.</text:p>
      <text:p text:style-name="P119">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9">– Пристегните ремни! – проревел Дискорд, резко ускоряясь. – Будет весело!!!</text:p>
      <text:p text:style-name="P119">Эпплджек покрепче прижала к себе ноутбук. Флаттершай прижалась к шее Дискорда, отвернулась и закрыла глаза.</text:p>
      <text:p text:style-name="P119"><text:soft-page-break/>– ВНИМАНИЕ!!! – заорал Дискорд, сложил крылья и влетел в коридор.</text:p>
      <text:p text:style-name="P119"/>
      <text:p text:style-name="P120">***</text:p>
      <text:p text:style-name="P119"/>
      <text:p text:style-name="P119">Бля!!!</text:p>
      <text:h text:style-name="Heading_20_2" text:outline-level="2"/>
      <text:h text:style-name="Heading_20_2" text:outline-level="2"><text:span text:style-name="T1">30</text:span>. Разговор за столиком в <text:span text:style-name="T1">ночи</text:span></text:h>
      <text:p text:style-name="P130"/>
      <text:p text:style-name="P132">Мы почти успели.</text:p>
      <text:p text:style-name="P12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7">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7">«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7">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5">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7">ХА-ХА-ХА!</text:p>
      <text:p text:style-name="P127">Прямо как сейчас. Как говорится, найди десять отличий.</text:p>
      <text:p text:style-name="P127">Вот только… Только Дэш была бы жива…</text:p>
      <text:p text:style-name="P131">Я тяжело вздохнул.</text:p>
      <text:p text:style-name="P131"/>
      <text:p text:style-name="P131">…</text:p>
      <text:p text:style-name="P131"/>
      <text:p text:style-name="P131"><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1">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text:span><text:soft-page-break/><text:span text:style-name="T1">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4">.</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oft-page-break/><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я!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pan text:style-name="T11">– </text:span><text:span text:style-name="T68">Я ПОНЯЛ, КТО ТЫ!!! КАК </text:span><text:span text:style-name="T69">ЖЕ </text:span><text:span text:style-name="T68">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text:span text:style-name="T11">– </text:span>Нет никакого мира-вампира. Мир людей не виноват. <text:span text:style-name="T11">Эквестрия загибается потому, что она </text:span>—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веру в пони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потому я уверен, если рассказать это любому пони — он исчезнет! Просто потому, что его брони потеряет веру, когда поймёт, что Эквестрии на самом деле не существует!</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1">–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7">–</text:span><text:span text:style-name="T41"> Анакорн подавил короткий смешок. </text:span><text:span text:style-name="T37">–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text:soft-page-break/>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
      <text:p text:style-name="P3">Анакорн развёл копытами и отпил из стакана.</text:p>
      <text:p text:style-name="P3"/>
      <text:p text:style-name="P104"><text:span text:style-name="T51">– </text:span>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1">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99">Я запротестовал.</text:p>
      <text:p text:style-name="P101">– В Эквестрии не двигают солнце! Аликорны лишь корректируют орбиту Эквуса и луны вокруг него, хотя все уверены в обратном.</text:p>
      <text:p text:style-name="P101">Анакорн улыбнулся во всю морду.</text:p>
      <text:p text:style-name="P101">– Значит, ты уже помогаешь мне, Проводник, даже сам того не осознавая! Я рад!</text:p>
      <text:p text:style-name="P99">Демиург снова отпил из стакана и продолжил.</text:p>
      <text:p text:style-name="P101"/>
      <text:p text:style-name="P101">–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9">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text:soft-page-break/>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1">–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пожаловался я.</text:p>
      <text:p text:style-name="P101">Анакорн только развёл копытами.</text:p>
      <text:p text:style-name="P101">– Не знаю. Может, ему фунты и ярды больше нравятся.</text:p>
      <text:p text:style-name="P101">– Ты так говоришь, будто у Эквуса есть свой собственный разум. – заметил я.</text:p>
      <text:p text:style-name="P101">Анакорн усмехнулся.</text:p>
      <text:p text:style-name="P101">–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1"/>
      <text:p text:style-name="P99">Анакорн постучал по столику карандашом. Карта Эквестрии поднялась над столом и свернулась в шар Эквуса. Голограмма<text:span text:style-name="T41"> планеты дрожала и покрывалась рябью, как некачественная картинка в аналоговом телевизоре.</text:span></text:p>
      <text:p text:style-name="P101"/>
      <text:p text:style-name="P99">–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9"/>
      <text:p text:style-name="P99">Анакорн мрачно уставился на мерцающую голограмму Эквуса<text:span text:style-name="T25">. Ко мне наконец-то пришло понимание ситуации.</text:span></text:p>
      <text:p text:style-name="P104">– А почему ты сам не можешь поддерживать Эквус? Ты же его демиург? Ну так и питай его своей созидающей силой, пока он не окрепнет!</text:p>
      <text:p text:style-name="P99">Анакорн смутился.</text:p>
      <text:p text:style-name="P99"><text:span text:style-name="T41">– К сожалению, не </text:span><text:span text:style-name="T45">получится</text:span><text:span text:style-name="T41">.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1"><text:note text:id="ftn20" text:note-class="footnote"><text:note-citation>20</text:note-citation><text:note-body><text:p text:style-name="P140">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0">– Сам ты раздолбай! – произнёс, наконец, Свирл.</text:p></text:note-body></text:note></text:span><text:span text:style-name="T41"> </text:span>И создали вы его достаточно топорно — видишь, он трещит по швам.</text:p>
      <text:p text:style-name="P99">– Хмм. То есть, это брони создали Эквус?</text:p>
      <text:p text:style-name="P99">– Да. Грубо говоря, вы его придумали. Влили в него столько фантазии, что он реализовался. Вообще, <text:span text:style-name="T44">люди миров наплодили уже огромное множество. </text:span>Сила воображения, знаешь ли, сильнейшая штука. <text:soft-page-break/>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9"/>
      <text:p text:style-name="P99">Анакорн прижал одним копытом центр карандаша к столу и ударил по его кончику другим. Карандаш стал вертеться своеобразной юлой.</text:p>
      <text:p text:style-name="P99"/>
      <text:p text:style-name="P99">– Я не могу полноценно общаться с метаинтеллектом реальности, <text:span text:style-name="T41">—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9"><text:span text:style-name="T41">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1"/>
      <text:p text:style-name="P99">Я вспомнил события последнего времени<text:span text:style-name="T11">.</text:span></text:p>
      <text:p text:style-name="P99">–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99">Анакорн с такой силой надавил копытом на карандаш, что тот хрустнул.</text:p>
      <text:p text:style-name="P99">–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99">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1">–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1">Я развёл руками.</text:p>
      <text:p text:style-name="P101">–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1">Анакорн улыбнулся и вскочил с пуфика.</text:p>
      <text:p text:style-name="P99"><text:span text:style-name="T41">–</text:span><text:span text:style-name="T25"> На самом деле помочь мне достаточно легко. Видишь ли, залатать дыры конструкции Эквуса можно «наложив» на них правдоподобное </text:span><text:span text:style-name="T41">— иначе говоря, жизнеспособное —</text:span><text:span text:style-name="T25"> объяснение и направив на это объяснение подпитывающую энергию адептов. В мире людей даже есть шуточная награда, учреждённая </text:span><text:span text:style-name="T35">Marvel Comics </text:span><text:span text:style-name="T25">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5">Marvel</text:span><text:span text:style-name="T25">.</text:span></text:p>
      <text:p text:style-name="P104">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4"/>
      <text:p text:style-name="P104">Я скептически хмыкнул.</text:p>
      <text:p text:style-name="P104">–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text:soft-page-break/>Селестией! Ты не к тому обратился. Да и как их корректировать, эти недочёты? Сказать: «Повелеваю быть сему»?</text:p>
      <text:p text:style-name="P104">Анакорн поправил невесть откуда взявшиеся на переносице очки и ответил.</text:p>
      <text:p text:style-name="P99"><text:span text:style-name="T25">– Ты уже устранил крупнейший дефект Эквестрии </text:span><text:span text:style-name="T41">— манипуляции светилом. Аналогично решаются и остальные проблемы</text:span><text:span text:style-name="T25">.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1">— вещь живучая</text:span><text:span text:style-name="T25">. Я сам такое проделывал много раз со всякими мелочами, вроде эквестрийской природы и техники. Были там </text:span><text:span text:style-name="T25">небольшие противоречия, пришлось их загладить. Но с крупными у меня не получается. С ними вообще трудно что-то придумать…</text:span></text:p>
      <text:p text:style-name="P104">Я задумался. На самом деле, интересная логическая задача…</text:p>
      <text:p text:style-name="P101">–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9"><text:span text:style-name="T41">–</text:span><text:span text:style-name="T25"> А кьютимарки? Как, разрази меня квазар, объяснить кьютимарки? </text:span><text:span text:style-name="T41">– азартно воскликнул Анакорн.</text:span></text:p>
      <text:p text:style-name="P104">– А кьютимарки ты сам даришь пони, когда распознаёшь их жизненное предназначение!!! – так же азартно заорал я.</text:p>
      <text:p text:style-name="P104">– ЧТООО?!! Может, ты думаешь, мне больше заняться нечем, как лепить пони тату на фланки? Так я тебя разочарую! У меня и без того три миллиона дел!</text:p>
      <text:p text:style-name="P104">Я пожал плечами.</text:p>
      <text:p text:style-name="P104">– А по-другому я не могу объяснить их появление. К сожалению.</text:p>
      <text:p text:style-name="P104">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4">– Хорошо. Уговорил. Кьютимарки беру на себя. Так и знал, что мне самое трудное достанется!</text:p>
      <text:p text:style-name="P104">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4">Анакорн проследил мой взгляд.</text:p>
      <text:p text:style-name="P104">– Нечего так на меня смотреть! Если я стану применять магию вместо ловкости, теряется весь смысл упражнения… О, глянь-ка на Эквус!</text:p>
      <text:p text:style-name="P104">И впрямь, было на что посмотреть. Уровень помех на голограмме снизился на порядок и сама она стала светиться ровным голубоватым светом.</text:p>
      <text:p text:style-name="P104">–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4">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4">– Почему бы не сделать главной каноническую Эквестрию? Ту, что описана в мультике?</text:p>
      <text:p text:style-name="P104">– Учти<text:span text:style-name="T47">,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2">—</text:span><text:span text:style-name="T47"> точнее, дерево схожих миров Эквуса </text:span><text:span text:style-name="T52">—</text:span><text:span text:style-name="T47"> создали брони. Разумеется, стержнем им послужил именно сериал, но каждый фанфик </text:span><text:span text:style-name="T52">—</text:span><text:span text:style-name="T47">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text:span><text:soft-page-break/><text:span text:style-name="T47">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5"/>
      <text:p text:style-name="P104">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5"/>
      <text:p text:style-name="P105">–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Разные фанфики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5"/>
      <text:p text:style-name="P104">Анакорн аж подпрыгнул на месте от восторга и стал мне аплодировать.</text:p>
      <text:p text:style-name="P105"/>
      <text:p text:style-name="P104"><text:span text:style-name="T47">– Наконец-то я вижу свет в конце тоннеля! Как это не пришло мне в голову! Ты всё отлично увязал! Всё сходится! Более того </text:span><text:span text:style-name="T52">—</text:span><text:span text:style-name="T47"> Анакорн заговорщически подмигнул мне </text:span><text:span text:style-name="T52">—</text:span><text:span text:style-name="T47">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2">— и первой реальной историей в Объединённом Континууме Эквуса</text:span><text:span text:style-name="T47">!</text:span></text:p>
      <text:p text:style-name="P105">Я подозрительно посмотрел на Анакорна.</text:p>
      <text:p text:style-name="P104"><text:span text:style-name="T17">– </text:span><text:span text:style-name="T47">Какой ещё, нафиг, «мой фанфик»? Я никакого фанфика не писал. И не собираюсь.</text:span></text:p>
      <text:p text:style-name="P105">Анакорн ехидно ухмыльнулся и сделал мне «глазки».</text:p>
      <text:p text:style-name="P104"><text:span text:style-name="T17">– </text:span><text:span text:style-name="T47">И тут мы плавно переходим к<text:tab/> заключительной проблеме! Как, интересно, ты собираешься созда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5">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5"/>
      <text:p text:style-name="P105">Я растерялся.</text:p>
      <text:p text:style-name="P104"><text:span text:style-name="T11">– </text:span>Эээ… Тут я тебе точно не помощник. Никогда не писал ничего сложнее технической документации к программам. Да и то, старался эту бодягу скинуть на новичков.</text:p>
      <text:p text:style-name="P104"><text:span text:style-name="T11">– </text:span>Пиши, как есть. <text:span text:style-name="T11">– </text:span>развёл копытами Анакорн. <text:span text:style-name="T11">– </text:span>Авось сгодится. Я писать точно не буду <text:span text:style-name="T52">— ты меня с кьютимарками уже пригрузил на ближайшие тысячи лет.</text:span></text:p>
      <text:p text:style-name="P104">…</text:p>
      <text:p text:style-name="P104">Факн щит<text:note text:id="ftn21" text:note-class="footnote"><text:note-citation>21</text:note-citation><text:note-body><text:p text:style-name="P137">Fucking shit — <text:span text:style-name="T1">ёбаное дерьмо</text:span></text:p></text:note-body></text:note>!..</text:p>
      <text:p text:style-name="P104">…</text:p>
      <text:p text:style-name="P104">Ну а что мне остаётся? Я фейспамнул.</text:p>
      <text:p text:style-name="P104"/>
      <text:p text:style-name="P104"><text:soft-page-break/><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4">Анакорн насупился и спрятал карандаш в гриву.</text:p>
      <text:p text:style-name="P104"><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4"/>
      <text:p text:style-name="P104">Вот тебе и помахала Эквестрия ручкой, Анон!</text:p>
      <text:p text:style-name="P104"/>
      <text:p text:style-name="P104">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4">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3"/>
      <text:p text:style-name="P103">– Пора закругляться. Ты начинаешь сгорать. Надо утрясти последние детали, пока ещё есть пару минут.</text:p>
      <text:p text:style-name="P99">– Валяй. Я тебя внимательно слушаю.</text:p>
      <text:p text:style-name="P9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9">– А я разве сплю?</text:p>
      <text:p text:style-name="P99">– Сейчас — нет. Но как только мы закроем сделку — проснёшься. Потому что нет иного способа вернуть тебя в реальный мир.</text:p>
      <text:p text:style-name="P99">– Эээ, постой! А как я в Эквестрию и к себе обратно проходил?</text:p>
      <text:p text:style-name="P99">–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9">Так вот, возвращать тебя обратно в твой мир я не буду.</text:p>
      <text:p text:style-name="P99"/>
      <text:p text:style-name="P99">Я непонимающе хлопал глазами.</text:p>
      <text:p text:style-name="P99"/>
      <text:p text:style-name="P99">–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99">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9">–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text:soft-page-break/>ко мне пришло озарение. – <text:s/>Так вот, кто за мной всё время охотился! А я-то, блядь, всё на Дискорда валил!</text:p>
      <text:p text:style-name="P99">–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9">Теперь — об оплате.</text:p>
      <text:p text:style-name="P99"/>
      <text:p text:style-name="P99">Анакорн наклонился ко мне через стол и подмигнул.</text:p>
      <text:p text:style-name="P99"/>
      <text:p text:style-name="P99">– Проси, чего хочешь!</text:p>
      <text:p text:style-name="P99"/>
      <text:p text:style-name="P99">Пока я думал, демиург мурлыкал себе под нос в эйфории: «Да! В такие моменты ощущаешь себя богом! Я крут! Ха-ха!»</text:p>
      <text:p text:style-name="P99"/>
      <text:p text:style-name="P99">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9">Ради этого написать фанфик — очень малая цена. Совсем ничтожная.</text:p>
      <text:p text:style-name="P104"/>
      <text:p text:style-name="P104">– Верни Дэш!!!</text:p>
      <text:p text:style-name="P104"/>
      <text:p text:style-name="P104">Копыта Анакорна разъехались и он впечатался мордой в стол.</text:p>
      <text:p text:style-name="P104">– Э-э-э… м-м-м… ну-у-у… Перо мне в зад!.. Нельзя сказать, что это совсем невыполнимо… Но, прямо скажу, задачка не для студента!</text:p>
      <text:p text:style-name="P104">Глаза демиурга бегали, как у застуканного в трамвае безбилетника.</text:p>
      <text:p text:style-name="P104">– А ты студент?</text:p>
      <text:p text:style-name="P104">–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4">– Другое просить не будешь? – сухо переспросил Анакорн. – Учти, время уходит. То, что я вижу в качестве решения, мне не нравится.</text:p>
      <text:p text:style-name="P104">– Нет! – отрезал я.</text:p>
      <text:p text:style-name="P104">–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4">– Что? Ты о чём?</text:p>
      <text:p text:style-name="P104">–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4"><text:soft-page-break/>Есть только маленькая проблемка…</text:p>
      <text:p text:style-name="P104"/>
      <text:p text:style-name="P104">Анакорн скривился и отвёл глаза.</text:p>
      <text:p text:style-name="P104">– Какая?</text:p>
      <text:p text:style-name="P104">–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3">— </text:span>тебя никогда и не будет! Каково это <text:span text:style-name="T23">— </text:span><text:span text:style-name="T54">не знаю даже я. Говорят, это офигенно паршиво, намного хуже смерти. </text:span>Мне очень жаль. Тебе ещё не поздно выбрать что-нибудь другое.</text:p>
      <text:p text:style-name="P104">Я вздохнул. Слишком много философии на мою голову!</text:p>
      <text:p text:style-name="P104">– Делай, как я сказал! А я сделаю своё.</text:p>
      <text:p text:style-name="P104"/>
      <text:p text:style-name="P99">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9">– Ты ещё увидишь пару-тройку снов на прощание. Это мой подарок тебе. Удачи!</text:p>
      <text:p text:style-name="P99"/>
      <text:p text:style-name="P110">~~~</text:p>
      <text:p text:style-name="P105"/>
      <text:p text:style-name="P105">– Здравствуй, Анон. – Селестия стояла передо мной без привычных взгляду властных регалий. – Я хочу поблагодарить тебя за всё.</text:p>
      <text:p text:style-name="P105">– Привет, Сел. Я рад, что с тобой всё в порядке.</text:p>
      <text:p text:style-name="P105">Аликорница стояла передо мной в сияющем ореоле гривы. Потом она нерешительно сделала шаг навстречу.</text:p>
      <text:p text:style-name="P105">–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5">Я устало рассмеялся.</text:p>
      <text:p text:style-name="P105">– Сел, я завязал с конеёбством. Извини.</text:p>
      <text:p text:style-name="P105">Аликорница приблизилась ко мне ещё на шаг. Её губы почти касались моих. Я снова, как и каждый раз до этого, утонул в её взгляде бездонных сиреневых глаз.</text:p>
      <text:p text:style-name="P105">– В другое время, в другом месте, Анон! В другое время, в другом месте!</text:p>
      <text:p text:style-name="P105"/>
      <text:p text:style-name="P108">~~~</text:p>
      <text:p text:style-name="P108"/>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2">– Ты таки выучила современный стиль? Не парься, принцесса, я давно забыл тот эпизод. Вдобавок, именно ты отправила меня тогда прямиком к Большому Откровению.</text:p>
      <text:p text:style-name="P102">Тёмная аликорница тяжело вздохнула.</text:p>
      <text:p text:style-name="P102">– Зато я помню! Мне ужасно неловко перед тобой, учитывая то, что ты делаешь для нас. И я хотела бы, чтобы у нас была возможность когда-нибудь стать хорошими друзьями…</text:p>
      <text:p text:style-name="P102"><text:soft-page-break/>Аликорница подняла копыто и прижала его к моей груди.</text:p>
      <text:p text:style-name="P102">–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99"/>
      <text:p text:style-name="P108">~~~</text:p>
      <text:p text:style-name="P109"/>
      <text:p text:style-name="P102">– Думал от меня в другой реальности спрятаться?!</text:p>
      <text:p text:style-name="P102">Передо мной возникла хмурая морда Дискорда.</text:p>
      <text:p text:style-name="P102">–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2">Так что, Проводничёк, мы ещё встретимся! В другое время и в другом месте! Жди! В другое время, в другом месте!!!</text:p>
      <text:p text:style-name="P106"/>
      <text:p text:style-name="P107">~~~</text:p>
      <text:p text:style-name="P99"/>
      <text:p text:style-name="P102">– Анон?</text:p>
      <text:p text:style-name="P102">– Дэш?!!</text:p>
      <text:p text:style-name="P102">– Эмм… Ты мне снишься?</text:p>
      <text:p text:style-name="P102">– Нет, Дэш, это ты мне снишься.</text:p>
      <text:p text:style-name="P102">–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2">–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2">Пегаска почесала в затылке со смущением.</text:p>
      <text:p text:style-name="P102">– Да? Правда? Ну, офигеть! Что-то я такого не помню совсем. А ты как?</text:p>
      <text:p text:style-name="P98"><text:span text:style-name="T29">– Я в порядке. Вот, возвращаюсь </text:span>в свой мир. Ну, не совсем <text:span text:style-name="T1">в свой</text:span>. Почти.</text:p>
      <text:p text:style-name="P98"><text:span text:style-name="T1">–</text:span> Навсегда? <text:span text:style-name="T1">Ты не вернёшься?</text:span></text:p>
      <text:p text:style-name="P98"><text:span text:style-name="T1">–</text:span> Скорее всего, да.</text:p>
      <text:p text:style-name="P98"><text:span text:style-name="T1">–</text:span> Это плохо. <text:span text:style-name="T1">Я хотела тебе сказать</text:span>…</text:p>
      <text:p text:style-name="P98"><text:span text:style-name="T1">–</text:span> Не надо, Дэш. Не стоит. Мне очень жаль.</text:p>
      <text:p text:style-name="P98"><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5">Хочу, чтобы ты </text:span><text:span text:style-name="T26">делал мне почесушки</text:span><text:span text:style-name="T25"> и хлопал по крупу</text:span>!</text:p>
      <text:p text:style-name="P99">В голосе пегаски слышались слёзы.</text:p>
      <text:p text:style-name="P98"><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8"><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8"><text:soft-page-break/><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8"><text:span text:style-name="T1">–</text:span> И тебя, и Твайлайт, и <text:span text:style-name="T1">Пинки</text:span>, и <text:span text:style-name="T1">Эпплджек</text:span>, и всех-всех-всех… Таковы правила.</text:p>
      <text:p text:style-name="P98"><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8">Я опустил руку на шею <text:span text:style-name="T1">пегаски</text:span> и ощутил теплоту и лёгкое покалывание в пустоте.</text:p>
      <text:p text:style-name="P98"><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8"><text:span text:style-name="T1">–</text:span> И лучше рано, чем поздно! Я не люблю ждать!</text:p>
      <text:p text:style-name="P98"><text:span text:style-name="T1">–</text:span> Да, Дэш. <text:span text:style-name="T1">–</text:span> её образ начал таять. <text:span text:style-name="T1">–</text:span> Да, я помню.</text:p>
      <text:p text:style-name="P98">Я всё ещё помню…</text:p>
      <text:p text:style-name="P52"/>
      <text:h text:style-name="Heading_20_2" text:outline-level="2">Эпилог. Земля</text:h>
      <text:p text:style-name="P111"/>
      <text:p text:style-name="P117">Звон будильника чуть не проломил башку. Я открыл глаза. </text:p>
      <text:p text:style-name="P118"><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7"><text:span text:style-name="T1">Я нашарил ногами тапки и пошёл в ванную. Проходя мимо стола, зацепился взглядом за</text:span> эскиз <text:span text:style-name="T1">рисунка</text:span>.</text:p>
      <text:p text:style-name="P11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3">Для того, чтобы выдавить остатки пасты на щётку, пришлось затратить серьёзные усилия.</text:p>
      <text:p text:style-name="P114">Ага, и купить туалетной бумаги. Иначе уже вечером придётся использовать рекламки, что кидают в почтовый ящик. А они, блин, глянцевые!</text:p>
      <text:p text:style-name="P116">Мысли вернулись к фантазии.</text:p>
      <text:p text:style-name="P114">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3">Попытка притронуться щёткой к зубу вызвала ноющую боль. </text:p>
      <text:p text:style-name="P115">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3">Доставая из стола ключи от машины, опять наткнулся взглядом на эскиз.</text:p>
      <text:p text:style-name="P115">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5">А вот, кстати… А почему бы и нет? Хорошее ведь название? И интригующее — сразу сесть за клавиатуру захотелось.</text:p>
      <text:p text:style-name="P115">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3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8-26T00:47:46.85</dc:date>
    <meta:editing-duration>P145DT20H17M45S</meta:editing-duration>
    <meta:editing-cycles>9157</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30" meta:paragraph-count="4735" meta:word-count="105119" meta:character-count="668317"/>
  </office:meta>
</office:document-meta>
</file>